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image/png" manifest:full-path="Pictures/1000000000000500000004004F91D66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ixels-rock-title">
      <style:graphic-properties draw:auto-grow-height="true" fo:min-height="5.513cm"/>
    </style:style>
    <style:style style:name="pr2" style:family="presentation" style:parent-style-name="pixels-rock-subtitle" style:list-style-name="L2">
      <style:graphic-properties draw:fill-color="#ffffff" draw:auto-grow-height="true" fo:min-height="13.861cm"/>
    </style:style>
    <style:style style:name="pr3" style:family="presentation" style:parent-style-name="pixels-rock-notes">
      <style:graphic-properties draw:fill-color="#ffffff" draw:auto-grow-height="true" fo:min-height="13.365cm"/>
    </style:style>
    <style:style style:name="pr4" style:family="presentation" style:parent-style-name="pixels-rock-title">
      <style:graphic-properties draw:auto-grow-height="true" fo:min-height="3.507cm"/>
    </style:style>
    <style:style style:name="pr5" style:family="presentation" style:parent-style-name="pixels-rock-outline1">
      <style:graphic-properties fo:min-height="13.61cm"/>
    </style:style>
    <style:style style:name="pr6" style:family="presentation" style:parent-style-name="pixels-rock-notes">
      <style:graphic-properties draw:fill-color="#ffffff" fo:min-height="13.114cm"/>
    </style:style>
    <style:style style:name="pr7" style:family="presentation" style:parent-style-name="pixels-rock-title">
      <style:graphic-properties fo:min-height="3.256cm"/>
    </style:style>
    <style:style style:name="P1" style:family="paragraph">
      <style:text-properties fo:color="#ffffff" fo:font-family="Verdana" style:font-family-generic="swiss" style:font-pitch="variable" fo:font-weight="bold" style:font-weight-asian="bold" style:font-weight-complex="bold"/>
    </style:style>
    <style:style style:name="P2" style:family="paragraph">
      <style:paragraph-properties fo:margin-left="0cm" fo:margin-right="0cm" fo:text-indent="0cm"/>
    </style:style>
    <style:style style:name="T1" style:family="text">
      <style:text-properties fo:color="#ffffff" fo:font-family="Verdana" style:font-family-generic="swiss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xels-rock" presentation:presentation-page-layout-name="AL1T0">
        <office:forms form:automatic-focus="false" form:apply-design-mode="false"/>
        <draw:frame presentation:style-name="pr1" draw:text-style-name="P1" draw:layer="layout" svg:width="25.199cm" svg:height="6.175cm" svg:x="1.4cm" svg:y="0.506cm" presentation:class="title" presentation:user-transformed="true">
          <draw:text-box>
            <text:p><text:span text:style-name="T1">KMax: Symbolic Knowledge Manipulation Environment</text:span></text:p>
          </draw:text-box>
        </draw:frame>
        <draw:frame presentation:style-name="pr2" draw:text-style-name="P2" draw:layer="layout" svg:width="25.199cm" svg:height="13.861cm" svg:x="1.4cm" svg:y="4.914cm" presentation:class="subtitle">
          <draw:text-box>
            <text:list text:style-name="L2">
              <text:list-item>
                <text:p text:style-name="P2">Andrew J. Dougherty</text:p>
              </text:list-item>
              <text:list-item>
                <text:p text:style-name="P2">FRDCSA Project</text:p>
              </text:list-item>
              <text:list-item>
                <text:p text:style-name="P2">Sept 15, 201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ixels-rock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KMax</text:p>
          </draw:text-box>
        </draw:frame>
        <draw:frame presentation:style-name="pr5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Rapid Ontological Engineering</text:p>
              </text:list-item>
              <text:list-item>
                <text:p>Arbitrary Document Understanding</text:p>
              </text:list-item>
              <text:list-item>
                <text:p>Natural Language Understand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xels-rock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Architecture</text:p>
          </draw:text-box>
        </draw:frame>
        <draw:frame presentation:style-name="pr5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Set of related Emacs extensions</text:p>
              </text:list-item>
              <text:list-item>
                <text:p>RPC to remote NLU functions (Capability::TextAnalysis)</text:p>
              </text:list-item>
              <text:list-item>
                <text:p>RPC to remote Reasoner interface (FreeKBS2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xels-rock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FreeKBS2</text:p>
          </draw:text-box>
        </draw:frame>
        <draw:frame presentation:style-name="pr5" draw:layer="layout" svg:width="25.199cm" svg:height="13.61cm" svg:x="1.4cm" svg:y="4.914cm" presentation:class="outline">
          <draw:text-box>
            <text:list text:style-name="L3">
              <text:list-item>
                <text:p>A knowledge based system with multiple input formats and reasoners</text:p>
              </text:list-item>
              <text:list-item>
                <text:p>Accepts text inputs and will translate to the target language of the inferencer, using KBS2::ImportExport</text:p>
              </text:list-item>
              <text:list-item>
                <text:p>Any predicate or argument may be made from arbitrary Unicode text and do not have to be defined before u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xels-rock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FreeKBS2-Ring</text:p>
          </draw:text-box>
        </draw:frame>
        <draw:frame presentation:style-name="pr5" draw:layer="layout" svg:width="25.199cm" svg:height="14.719cm" svg:x="1.4cm" svg:y="4.914cm" presentation:class="outline" presentation:user-transformed="true">
          <draw:text-box>
            <text:list text:style-name="L3">
              <text:list-item>
                <text:p>An RPN-like „Scientific Calculator” for TP and NLU</text:p>
              </text:list-item>
              <text:list-item>
                <text:p>The One Ring of Power, taken from the hand of Sauron himself</text:p>
              </text:list-item>
              <text:list-item>
                <text:p>Stack-based interface (like Emacs kill-ring) (i.e. M-x push-thing-at-point-onto-stack, pop-stack, rotate-stack, create-an-and-formula-from-stack, execute function on stack) for building assertions rapidly using a variety of key binding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xels-rock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NLU</text:p>
          </draw:text-box>
        </draw:frame>
        <draw:frame presentation:style-name="pr5" draw:layer="layout" svg:width="25.199cm" svg:height="14.719cm" svg:x="1.4cm" svg:y="4.914cm" presentation:class="outline" presentation:user-transformed="true">
          <draw:text-box>
            <text:list text:style-name="L3">
              <text:list-item>
                <text:p>NLU system, decomposes arbitrary text documents, by applying tests to the document and tagging text spans for properties (e.g. Subordinating clause, Named-Entity with class, Date).</text:p>
              </text:list-item>
              <text:list-item>
                <text:p>Ideally processes arbitrary formatting with a variety of parsers and „language detection” like systems</text:p>
              </text:list-item>
              <text:list-item>
                <text:p>Proposes and executes tests to disambiguat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xels-rock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ayer</text:p>
          </draw:text-box>
        </draw:frame>
        <draw:frame presentation:style-name="pr5" draw:layer="layout" svg:width="25.199cm" svg:height="13.61cm" svg:x="1.4cm" svg:y="4.914cm" presentation:class="outline">
          <draw:text-box>
            <text:list text:style-name="L3">
              <text:list-item>
                <text:p>Stores the results of Perl function calls in a graph with data (input and output) as nodes and subroutines as edges</text:p>
              </text:list-item>
              <text:list-item>
                <text:p>Can be translated to a logical language and used in inferencing, possibly also as a specialized module for FreeKBS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xels-rock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Emacs-NLP</text:p>
          </draw:text-box>
        </draw:frame>
        <draw:frame presentation:style-name="pr5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Rapidly perform thing-at-point on buffer text, over the property annotations from NLU</text:p>
              </text:list-item>
              <text:list-item>
                <text:p>Get-sentence-at-point, get-transition-sentence-at-point, get-noun-phrase-at-point, get-person-at-point</text:p>
              </text:list-item>
              <text:list-item>
                <text:p>Expect interface to evolve towards useful defaults and common functions while retaining the design eleg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ixels-rock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Example</text:p>
          </draw:text-box>
        </draw:frame>
        <draw:frame presentation:style-name="pr5" draw:layer="layout" svg:width="25.199cm" svg:height="13.61cm" svg:x="1.4cm" svg:y="4.914cm" presentation:class="outline">
          <draw:text-box>
            <text:list text:style-name="L3">
              <text:list-item>
                <text:p>Building a knowledge base using KMax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ixels-rock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Capability::TextAnalyze</text:p>
          </draw:text-box>
        </draw:frame>
        <draw:frame presentation:style-name="pr5" draw:layer="layout" svg:width="25.199cm" svg:height="13.61cm" svg:x="1.4cm" svg:y="4.914cm" presentation:class="outline">
          <draw:text-box>
            <text:list text:style-name="L3">
              <text:list-item>
                <text:p>Uses Sayer to cache calls to several NLP functions</text:p>
              </text:list-item>
              <text:list-item>
                <text:p>NL to Logic (Formalize), Date (TIMEX3) and Terminology Ext., OpenCalais, etc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piXels_5f_r0x" draw:display-name="piXels_r0x" xlink:href="Pictures/1000000000000500000004004F91D669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pl" fo:country="PL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ixels-rock-background" style:family="presentation">
      <style:graphic-properties draw:stroke="none" draw:fill="bitmap" draw:fill-image-name="piXels_5f_r0x" draw:fill-image-width="100%" draw:fill-image-height="100%"/>
      <style:text-properties style:letter-kerning="true"/>
    </style:style>
    <style:style style:name="pixels-rock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ixels-roc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ixels-rock-outline1" style:family="presentation">
      <style:graphic-properties draw:stroke="none" draw:fill="none">
        <text:list-style style:name="pixels-ro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Verdana" style:font-style-name="Normalny" style:font-family-generic="swiss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ixels-rock-outline2" style:family="presentation" style:parent-style-name="pixels-rock-outline1">
      <style:paragraph-properties fo:margin-top="0cm" fo:margin-bottom="0.4cm"/>
      <style:text-properties fo:font-size="28pt" style:font-size-asian="28pt" style:font-size-complex="28pt"/>
    </style:style>
    <style:style style:name="pixels-rock-outline3" style:family="presentation" style:parent-style-name="pixels-rock-outline2">
      <style:paragraph-properties fo:margin-top="0cm" fo:margin-bottom="0.3cm"/>
      <style:text-properties fo:font-size="24pt" style:font-size-asian="24pt" style:font-size-complex="24pt"/>
    </style:style>
    <style:style style:name="pixels-rock-outline4" style:family="presentation" style:parent-style-name="pixels-rock-outline3">
      <style:paragraph-properties fo:margin-top="0cm" fo:margin-bottom="0.2cm"/>
      <style:text-properties fo:font-size="20pt" style:font-size-asian="20pt" style:font-size-complex="20pt"/>
    </style:style>
    <style:style style:name="pixels-rock-outline5" style:family="presentation" style:parent-style-name="pixels-rock-outline4">
      <style:paragraph-properties fo:margin-top="0cm" fo:margin-bottom="0.1cm"/>
      <style:text-properties fo:font-size="20pt" style:font-size-asian="20pt" style:font-size-complex="20pt"/>
    </style:style>
    <style:style style:name="pixels-rock-outline6" style:family="presentation" style:parent-style-name="pixels-rock-outline5">
      <style:paragraph-properties fo:margin-top="0cm" fo:margin-bottom="0.1cm"/>
      <style:text-properties fo:font-size="20pt" style:font-size-asian="20pt" style:font-size-complex="20pt"/>
    </style:style>
    <style:style style:name="pixels-rock-outline7" style:family="presentation" style:parent-style-name="pixels-rock-outline6">
      <style:paragraph-properties fo:margin-top="0cm" fo:margin-bottom="0.1cm"/>
      <style:text-properties fo:font-size="20pt" style:font-size-asian="20pt" style:font-size-complex="20pt"/>
    </style:style>
    <style:style style:name="pixels-rock-outline8" style:family="presentation" style:parent-style-name="pixels-rock-outline7">
      <style:paragraph-properties fo:margin-top="0cm" fo:margin-bottom="0.1cm"/>
      <style:text-properties fo:font-size="20pt" style:font-size-asian="20pt" style:font-size-complex="20pt"/>
    </style:style>
    <style:style style:name="pixels-rock-outline9" style:family="presentation" style:parent-style-name="pixels-rock-outline8">
      <style:paragraph-properties fo:margin-top="0cm" fo:margin-bottom="0.1cm"/>
      <style:text-properties fo:font-size="20pt" style:font-size-asian="20pt" style:font-size-complex="20pt"/>
    </style:style>
    <style:style style:name="pixels-rock-subtitle" style:family="presentation">
      <style:graphic-properties draw:stroke="none" draw:fill="none" draw:textarea-vertical-align="middle">
        <text:list-style style:name="pixels-ro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ixels-rock-title" style:family="presentation">
      <style:graphic-properties draw:stroke="none" draw:fill="none" draw:textarea-vertical-align="middle">
        <text:list-style style:name="pixels-ro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Verdana" style:font-style-name="Normalny" style:font-family-generic="swiss" style:font-pitch="variable" fo:font-size="48pt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piXels_5f_r0x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ixels-rock-backgroundobjects">
      <style:graphic-properties draw:stroke="none" draw:fill="none" draw:fill-color="#ffffff" draw:auto-grow-height="false" fo:min-height="1.449cm"/>
    </style:style>
    <style:style style:name="Mpr2" style:family="presentation" style:parent-style-name="pixels-rock-backgroundobjects">
      <style:graphic-properties draw:stroke="none" draw:fill="none" draw:fill-color="#ffffff" draw:auto-grow-height="false" fo:min-height="1.485cm"/>
    </style:style>
    <style:style style:name="Mpr3" style:family="presentation" style:parent-style-name="pixels-ro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xels-rock" style:page-layout-name="PM1" draw:style-name="Mdp1">
      <draw:frame presentation:style-name="pixels-rock-title" draw:layer="backgroundobjects" svg:width="25.199cm" svg:height="3.506cm" svg:x="1.4cm" svg:y="0.837cm" presentation:class="title" presentation:placeholder="true">
        <draw:text-box/>
      </draw:frame>
      <draw:frame presentation:style-name="pixels-rock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ixels-rock-title" draw:layer="backgroundobjects" svg:width="14.848cm" svg:height="11.136cm" svg:x="3.075cm" svg:y="2.257cm" presentation:class="page"/>
        <draw:frame presentation:style-name="pixels-roc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9-15T15:44:26</meta:creation-date>
    <meta:editing-duration>PT96H57M24S</meta:editing-duration>
    <meta:editing-cycles>30</meta:editing-cycles>
    <meta:generator>OpenOffice.org/3.2$Unix OpenOffice.org_project/320m19$Build-9505</meta:generator>
    <dc:description>Creative Commons License

Some rights reserved. This work is licensed under a Creative Commons Attribution-Noncommercial-Share Alike 3.0 License.

Based on lim wallpaper piXels r0x available here:

http://lim.deviantart.com/art/piXels-r0x-236888</dc:description>
    <dc:title>Pixels rock</dc:title>
    <dc:date>2010-09-22T14:53:41</dc:date>
    <meta:document-statistic meta:object-count="61"/>
    <meta:user-defined meta:name="Informacja 1"/>
    <meta:user-defined meta:name="Informacja 2"/>
    <meta:user-defined meta:name="Informacja 3"/>
    <meta:user-defined meta:name="Informacja 4"/>
    <meta:template xlink:type="simple" xlink:actuate="onRequest" xlink:title="Pixels rock" xlink:href="../.openoffice.org/3/user/uno_packages/cache/uno_packages/mb7Lpe_/modern-templates.oxt/template/presnt/pixels-rock.otp"/>
  </office:meta>
</office:document-meta>
</file>